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6633" draw:textarea-horizontal-align="center" draw:textarea-vertical-align="middle"/>
    </style:style>
    <style:style style:name="gr4" style:family="graphic" style:parent-style-name="standard">
      <style:graphic-properties draw:fill="solid" draw:fill-color="#ff8080" draw:textarea-horizontal-align="center" draw:textarea-vertical-align="middle"/>
    </style:style>
    <style:style style:name="gr5" style:family="graphic" style:parent-style-name="standard">
      <style:graphic-properties draw:fill="solid" draw:fill-color="#dc2300" draw:textarea-horizontal-align="center" draw:textarea-vertical-align="middl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94bd5e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Alapértelmezet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custom-shape draw:style-name="gr1" draw:text-style-name="P1" draw:layer="layout" svg:width="19cm" svg:height="12.5cm" svg:x="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cm" svg:height="6cm" svg:x="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cm" svg:height="6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7.5cm" svg:x="6.5cm" svg:y="15cm">
          <text:p text:style-name="P1">3G Bridge</text:p>
          <text:p text:style-name="P1">Job Database</text:p>
          <text:p text:style-name="P1">(MySQL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1" draw:layer="layout" svg:width="11.5cm" svg:height="1cm" draw:transform="rotate (1.5707963267946) translate (17cm 26.5cm)">
          <text:p text:style-name="P1">GridHandler Interface</text:p>
        </draw:rect>
        <draw:rect draw:style-name="gr4" draw:text-style-name="P1" draw:layer="layout" svg:width="2.5cm" svg:height="1cm" draw:transform="rotate (1.5707963267946) translate (18cm 26.5cm)">
          <text:p text:style-name="P1">Plugin<text:span text:style-name="T1">1</text:span></text:p>
        </draw:rect>
        <draw:rect draw:style-name="gr4" draw:text-style-name="P1" draw:layer="layout" svg:width="2.5cm" svg:height="1cm" draw:transform="rotate (1.5707963267946) translate (18cm 23.5cm)">
          <text:p text:style-name="P1">Plugin<text:span text:style-name="T1">2</text:span></text:p>
        </draw:rect>
        <draw:rect draw:style-name="gr4" draw:text-style-name="P1" draw:layer="layout" svg:width="2.5cm" svg:height="1cm" draw:transform="rotate (1.5707963267946) translate (18cm 20.5cm)">
          <text:p text:style-name="P1">Plugin<text:span text:style-name="T1">3</text:span></text:p>
        </draw:rect>
        <draw:rect draw:style-name="gr4" draw:text-style-name="P1" draw:layer="layout" svg:width="2.5cm" svg:height="1cm" draw:transform="rotate (1.5707963267946) translate (18cm 17.5cm)">
          <text:p text:style-name="P1">Plugin<text:span text:style-name="T1">n</text:span></text:p>
        </draw:rect>
        <draw:rect draw:style-name="gr5" draw:text-style-name="P1" draw:layer="layout" svg:width="6cm" svg:height="2cm" svg:x="6cm" svg:y="24.5cm">
          <text:p text:style-name="P1">Queue</text:p>
          <text:p text:style-name="P1">Manager</text:p>
        </draw:rect>
        <draw:line draw:style-name="gr6" draw:text-style-name="P1" draw:layer="layout" svg:x1="9cm" svg:y1="22.5cm" svg:x2="9cm" svg:y2="24.5cm">
          <text:p/>
        </draw:line>
        <draw:line draw:style-name="gr6" draw:text-style-name="P1" draw:layer="layout" svg:x1="17cm" svg:y1="25.5cm" svg:x2="12cm" svg:y2="25.5cm">
          <text:p/>
        </draw:line>
        <draw:rect draw:style-name="gr7" draw:text-style-name="P1" draw:layer="layout" svg:width="4.5cm" svg:height="1cm" draw:transform="rotate (1.5707963267946) translate (5.5cm 21cm)">
          <text:p text:style-name="P1"><text:span text:style-name="T2">MySQL Interface</text:span></text:p>
        </draw:rect>
        <draw:rect draw:style-name="gr7" draw:text-style-name="P1" draw:layer="layout" svg:width="5cm" svg:height="2cm" draw:transform="rotate (1.5707963267946) translate (1.5cm 13.5cm)">
          <text:p text:style-name="P1">Submission Web </text:p>
          <text:p text:style-name="P1">Service Interface</text:p>
        </draw:rect>
        <draw:rect draw:style-name="gr5" draw:text-style-name="P1" draw:layer="layout" svg:width="11.5cm" svg:height="3cm" svg:x="5cm" svg:y="9.5cm">
          <text:p text:style-name="P1">WSSubmitter <text:s text:c="12"/></text:p>
        </draw:rect>
        <draw:rect draw:style-name="gr8" draw:text-style-name="P1" draw:layer="layout" svg:width="3cm" svg:height="2cm" svg:x="12.5cm" svg:y="10cm">
          <text:p text:style-name="P1">Download</text:p>
          <text:p text:style-name="P1">Manager</text:p>
        </draw:rect>
        <draw:rect draw:style-name="gr7" draw:text-style-name="P1" draw:layer="layout" svg:width="5cm" svg:height="2cm" draw:transform="rotate (1.5707963267946) translate (1.5cm 26cm)">
          <text:p text:style-name="P1">HTTPD</text:p>
        </draw:rect>
        <draw:line draw:style-name="gr6" draw:text-style-name="P1" draw:layer="layout" svg:x1="6cm" svg:y1="12.5cm" svg:x2="6cm" svg:y2="16.5cm">
          <text:p/>
        </draw:line>
        <draw:custom-shape draw:style-name="gr2" draw:text-style-name="P1" draw:layer="layout" svg:width="3cm" svg:height="4.5cm" svg:x="12.5cm" svg:y="20.5cm">
          <text:p text:style-name="P1"><text:span text:style-name="T2">File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9" draw:text-style-name="P1" draw:layer="layout" svg:x1="14cm" svg:y1="12cm" svg:x2="14cm" svg:y2="20.5cm">
          <text:p/>
        </draw:line>
        <draw:line draw:style-name="gr6" draw:text-style-name="P1" draw:layer="layout" svg:x1="12.5cm" svg:y1="23.5cm" svg:x2="3.5cm" svg:y2="23.5cm">
          <text:p/>
        </draw:line>
        <draw:line draw:style-name="gr6" draw:text-style-name="P1" draw:layer="layout" svg:x1="17cm" svg:y1="23.5cm" svg:x2="15.5cm" svg:y2="23.5cm">
          <text:p/>
        </draw:line>
        <draw:line draw:style-name="gr6" draw:text-style-name="P1" draw:layer="layout" svg:x1="5cm" svg:y1="11cm" svg:x2="3.5cm" svg:y2="11cm">
          <text:p/>
        </draw:line>
        <draw:rect draw:style-name="gr7" draw:text-style-name="P1" draw:layer="layout" svg:width="5cm" svg:height="2cm" draw:transform="rotate (1.5707963267946) translate (1.5cm 7cm)">
          <text:p text:style-name="P1">Monitoring Web </text:p>
          <text:p text:style-name="P1">Service Interface</text:p>
        </draw:rect>
        <draw:rect draw:style-name="gr5" draw:text-style-name="P1" draw:layer="layout" svg:width="9cm" svg:height="2cm" svg:x="6cm" svg:y="3.5cm">
          <text:p text:style-name="P1">WSMonitor</text:p>
        </draw:rect>
        <draw:line draw:style-name="gr6" draw:text-style-name="P1" draw:layer="layout" svg:x1="6cm" svg:y1="4.5cm" svg:x2="3.5cm" svg:y2="4.5cm">
          <text:p/>
        </draw:line>
        <draw:rect draw:style-name="gr3" draw:text-style-name="P1" draw:layer="layout" svg:width="5cm" svg:height="1.5cm" draw:transform="rotate (1.5707963267946) translate (17cm 7cm)">
          <text:p text:style-name="P1"><text:span text:style-name="T2">MonitorHandler</text:span></text:p>
          <text:p text:style-name="P1"><text:span text:style-name="T2">Interface</text:span></text:p>
        </draw:rect>
        <draw:rect draw:style-name="gr4" draw:text-style-name="P1" draw:layer="layout" svg:width="2cm" svg:height="1cm" draw:transform="rotate (1.5707963267946) translate (18.5cm 7cm)">
          <text:p text:style-name="P1"><text:span text:style-name="T3">Monitor</text:span><text:span text:style-name="T4">1</text:span></text:p>
        </draw:rect>
        <draw:rect draw:style-name="gr4" draw:text-style-name="P1" draw:layer="layout" svg:width="2cm" svg:height="1cm" draw:transform="rotate (1.5707963267946) translate (18.5cm 4cm)">
          <text:p text:style-name="P1"><text:span text:style-name="T3">Monitor</text:span><text:span text:style-name="T4">m</text:span></text:p>
        </draw:rect>
        <draw:line draw:style-name="gr6" draw:text-style-name="P1" draw:layer="layout" svg:x1="17cm" svg:y1="4.5cm" svg:x2="15cm" svg:y2="4.5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szám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Alapértelmezett" style:page-layout-name="PM1" draw:style-name="Mdp1">
      <draw:frame presentation:style-name="Alapértelmezett-title" draw:layer="backgroundobjects" svg:width="18.899cm" svg:height="4.675cm" svg:x="1.05cm" svg:y="1.116cm" presentation:class="title" presentation:placeholder="true">
        <draw:text-box/>
      </draw:frame>
      <draw:frame presentation:style-name="Alapértelmezet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Zoltán Farkas</meta:initial-creator>
    <meta:creation-date>2011-03-30T08:27:02</meta:creation-date>
    <meta:editing-duration>PT9M46S</meta:editing-duration>
    <meta:editing-cycles>2</meta:editing-cycles>
    <dc:date>2011-03-30T09:22:27</dc:date>
    <dc:creator>Zoltán Farkas</dc:creator>
    <meta:document-statistic meta:object-count="53"/>
    <meta:generator>OpenOffice.org/3.3$Unix OpenOffice.org_project/330m20$Build-9567</meta:generator>
  </office:meta>
</office:document-meta>
</file>